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Ubuntu1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1" style:text-underline-style="none" officeooo:rsid="00001309" officeooo:paragraph-rsid="00001309"/>
    </style:style>
    <style:style style:name="P3" style:family="paragraph" style:parent-style-name="Standard">
      <style:paragraph-properties fo:text-align="start" style:justify-single-word="false"/>
      <style:text-properties fo:color="#ff3333" style:font-name="Ubuntu" style:text-underline-style="none" officeooo:rsid="00001309" officeooo:paragraph-rsid="00001309" style:font-name-asian="Ubuntu" style:font-name-complex="Ubuntu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1" fo:font-size="30pt" style:text-underline-style="solid" style:text-underline-width="auto" style:text-underline-color="font-color" fo:font-weight="bold" officeooo:rsid="00001309" officeooo:paragraph-rsid="00001309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6600" style:font-name="Ubuntu1" style:text-underline-style="solid" style:text-underline-width="auto" style:text-underline-color="font-color" fo:font-weight="bold" officeooo:rsid="00001309" officeooo:paragraph-rsid="000013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ad6" officeooo:paragraph-rsid="000d4ad6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d4ad6" officeooo:paragraph-rsid="000d4ad6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d4ad6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e39a4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paragraph-rsid="0017770d"/>
    </style:style>
    <style:style style:name="P11" style:family="paragraph" style:parent-style-name="Standard">
      <style:paragraph-properties fo:text-align="center" style:justify-single-word="false"/>
      <style:text-properties style:font-name="Ubuntu1" fo:font-size="48pt" style:text-underline-style="solid" style:text-underline-width="auto" style:text-underline-color="font-color" officeooo:rsid="00001309" officeooo:paragraph-rsid="00001309" style:font-size-asian="48pt" style:font-size-complex="48pt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17770d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418ba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7770d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8f170"/>
    </style:style>
    <style:style style:name="P1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a031b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style:text-underline-style="solid" style:text-underline-width="auto" style:text-underline-color="font-color" fo:font-weight="bold" officeooo:rsid="00001309" officeooo:paragraph-rsid="001aaacb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429a5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5dacd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style:text-underline-style="solid" style:text-underline-width="auto" style:text-underline-color="font-color" fo:font-weight="normal" officeooo:rsid="002429a5" officeooo:paragraph-rsid="002429a5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2a7c9f" style:font-style-asian="italic" style:font-weight-asian="normal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2a7c9f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2fcd8a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2c29ca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30b9a2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style:text-underline-style="none" fo:font-weight="normal" officeooo:rsid="001d1720" officeooo:paragraph-rsid="00246b2c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fo:color="#006600" style:font-name="Ubuntu" style:font-name-asian="Ubuntu" style:font-name-complex="Ubuntu"/>
    </style:style>
    <style:style style:name="T4" style:family="text">
      <style:text-properties style:font-name-asian="Ubuntu" style:font-name-complex="Ubuntu"/>
    </style:style>
    <style:style style:name="T5" style:family="text">
      <style:text-properties fo:color="#ff3333"/>
    </style:style>
    <style:style style:name="T6" style:family="text">
      <style:text-properties fo:color="#ff3333" style:font-name="Ubuntu" style:font-name-asian="Ubuntu" style:font-name-complex="Ubuntu"/>
    </style:style>
    <style:style style:name="T7" style:family="text">
      <style:text-properties fo:color="#ff3333" style:font-name="Ubuntu1" fo:font-weight="bold" officeooo:rsid="00118cc5" style:font-weight-asian="bold" style:font-weight-complex="bold"/>
    </style:style>
    <style:style style:name="T8" style:family="text">
      <style:text-properties fo:color="#ff3333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9" style:family="text">
      <style:text-properties fo:color="#ff3333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10" style:family="text">
      <style:text-properties fo:color="#ff3333" fo:font-weight="bold" officeooo:rsid="00022ce6" style:font-weight-asian="bold" style:font-weight-complex="bold"/>
    </style:style>
    <style:style style:name="T11" style:family="text">
      <style:text-properties fo:color="#ff3333" officeooo:rsid="00022ce6"/>
    </style:style>
    <style:style style:name="T12" style:family="text">
      <style:text-properties fo:color="#ff3333" style:text-position="sub 58%" officeooo:rsid="002fcd8a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b 58%" fo:font-weight="bold" officeooo:rsid="002fcd8a" style:font-weight-asian="bold" style:font-weight-complex="bold"/>
    </style:style>
    <style:style style:name="T15" style:family="text">
      <style:text-properties fo:color="#ff3333" style:text-position="sub 58%" fo:font-weight="bold" officeooo:rsid="0030b9a2" style:font-weight-asian="bold" style:font-weight-complex="bold"/>
    </style:style>
    <style:style style:name="T16" style:family="text">
      <style:text-properties fo:color="#ff3333" style:text-position="0% 100%" fo:font-weight="bold" officeooo:rsid="0030b9a2" style:font-weight-asian="bold" style:font-weight-complex="bold"/>
    </style:style>
    <style:style style:name="T17" style:family="text">
      <style:text-properties fo:color="#ff3333" style:text-position="0% 100%" fo:font-weight="bold" officeooo:rsid="00022ce6" style:font-weight-asian="bold" style:font-weight-complex="bold"/>
    </style:style>
    <style:style style:name="T18" style:family="text">
      <style:text-properties officeooo:rsid="00022ce6"/>
    </style:style>
    <style:style style:name="T19" style:family="text">
      <style:text-properties fo:color="#669933" officeooo:rsid="00022ce6"/>
    </style:style>
    <style:style style:name="T20" style:family="text">
      <style:text-properties fo:color="#669933" fo:font-weight="bold" officeooo:rsid="00022ce6" style:font-weight-asian="bold" style:font-weight-complex="bold"/>
    </style:style>
    <style:style style:name="T21" style:family="text">
      <style:text-properties fo:color="#669933" fo:font-weight="bold" officeooo:rsid="002a7c9f" style:font-weight-asian="bold" style:font-weight-complex="bold"/>
    </style:style>
    <style:style style:name="T22" style:family="text">
      <style:text-properties fo:color="#669933" fo:font-weight="bold" officeooo:rsid="0030b9a2" style:font-weight-asian="bold" style:font-weight-complex="bold"/>
    </style:style>
    <style:style style:name="T23" style:family="text">
      <style:text-properties fo:color="#669933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669933" fo:font-style="normal" fo:font-weight="bold" officeooo:rsid="00022ce6" style:font-style-asian="normal" style:font-weight-asian="bold" style:font-style-complex="normal" style:font-weight-complex="bold"/>
    </style:style>
    <style:style style:name="T25" style:family="text">
      <style:text-properties fo:color="#669933" style:font-name="Ubuntu1" style:text-underline-style="none" fo:font-weight="bold" officeooo:rsid="00022ce6" style:font-weight-asian="bold" style:font-weight-complex="bold"/>
    </style:style>
    <style:style style:name="T26" style:family="text">
      <style:text-properties fo:color="#669933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27" style:family="text">
      <style:text-properties fo:color="#669933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color="#669933" officeooo:rsid="002a7c9f"/>
    </style:style>
    <style:style style:name="T29" style:family="text">
      <style:text-properties fo:color="#669933" style:text-position="0% 100%" fo:font-weight="bold" officeooo:rsid="00022ce6" style:font-weight-asian="bold" style:font-weight-complex="bold"/>
    </style:style>
    <style:style style:name="T30" style:family="text">
      <style:text-properties fo:color="#6666ff" fo:font-weight="bold" officeooo:rsid="00022ce6" style:font-weight-asian="bold" style:font-weight-complex="bold"/>
    </style:style>
    <style:style style:name="T31" style:family="text">
      <style:text-properties fo:color="#6666ff" fo:font-weight="bold" officeooo:rsid="002a7c9f" style:font-weight-asian="bold" style:font-weight-complex="bold"/>
    </style:style>
    <style:style style:name="T32" style:family="text">
      <style:text-properties fo:color="#6666ff" fo:font-weight="bold" officeooo:rsid="00228eb7" style:font-weight-asian="bold" style:font-weight-complex="bold"/>
    </style:style>
    <style:style style:name="T33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6666ff" fo:font-style="normal" fo:font-weight="bold" officeooo:rsid="00022ce6" style:font-style-asian="normal" style:font-weight-asian="bold" style:font-style-complex="normal" style:font-weight-complex="bold"/>
    </style:style>
    <style:style style:name="T35" style:family="text">
      <style:text-properties fo:color="#6666ff" fo:font-style="normal" fo:font-weight="bold" officeooo:rsid="00228eb7" style:font-style-asian="normal" style:font-weight-asian="bold" style:font-style-complex="normal" style:font-weight-complex="bold"/>
    </style:style>
    <style:style style:name="T36" style:family="text">
      <style:text-properties fo:color="#6666ff" fo:font-style="normal" fo:font-weight="bold" officeooo:rsid="00246b2c" style:font-style-asian="normal" style:font-weight-asian="bold" style:font-style-complex="normal" style:font-weight-complex="bold"/>
    </style:style>
    <style:style style:name="T37" style:family="text">
      <style:text-properties fo:color="#6666ff" style:font-name="Ubuntu1" style:text-underline-style="none" fo:font-weight="bold" officeooo:rsid="00022ce6" style:font-weight-asian="bold" style:font-weight-complex="bold"/>
    </style:style>
    <style:style style:name="T38" style:family="text">
      <style:text-properties fo:color="#6666ff" style:font-name="Ubuntu1" style:text-underline-style="none" fo:font-weight="normal" officeooo:rsid="000388c2" style:font-weight-asian="normal" style:font-weight-complex="normal"/>
    </style:style>
    <style:style style:name="T39" style:family="text">
      <style:text-properties fo:color="#6666ff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40" style:family="text">
      <style:text-properties fo:color="#6666ff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41" style:family="text">
      <style:text-properties fo:color="#6666ff" style:font-name="Ubuntu1" fo:font-weight="bold" officeooo:rsid="00118cc5" style:font-weight-asian="bold" style:font-weight-complex="bold"/>
    </style:style>
    <style:style style:name="T42" style:family="text">
      <style:text-properties fo:color="#6666ff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43" style:family="text">
      <style:text-properties fo:color="#6666ff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44" style:family="text">
      <style:text-properties fo:color="#6666ff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color="#6666ff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color="#6666ff" officeooo:rsid="002a7c9f"/>
    </style:style>
    <style:style style:name="T47" style:family="text">
      <style:text-properties fo:color="#6666ff" style:text-position="0% 100%" fo:font-weight="bold" officeooo:rsid="00022ce6" style:font-weight-asian="bold" style:font-weight-complex="bold"/>
    </style:style>
    <style:style style:name="T48" style:family="text">
      <style:text-properties fo:color="#6666ff" style:text-position="0% 100%" fo:font-weight="bold" officeooo:rsid="00228eb7" style:font-weight-asian="bold" style:font-weight-complex="bold"/>
    </style:style>
    <style:style style:name="T49" style:family="text">
      <style:text-properties fo:font-weight="bold" officeooo:rsid="001eaa12" style:font-weight-asian="bold" style:font-weight-complex="bold"/>
    </style:style>
    <style:style style:name="T50" style:family="text">
      <style:text-properties fo:font-weight="bold" officeooo:rsid="002a7c9f" style:font-weight-asian="bold" style:font-weight-complex="bold"/>
    </style:style>
    <style:style style:name="T51" style:family="text">
      <style:text-properties fo:font-weight="bold" officeooo:rsid="00228eb7" style:font-weight-asian="bold" style:font-weight-complex="bold"/>
    </style:style>
    <style:style style:name="T52" style:family="text">
      <style:text-properties fo:font-weight="bold" officeooo:rsid="002fcd8a" style:font-weight-asian="bold" style:font-weight-complex="bold"/>
    </style:style>
    <style:style style:name="T53" style:family="text">
      <style:text-properties fo:font-weight="bold" officeooo:rsid="0030b9a2" style:font-weight-asian="bold" style:font-weight-complex="bold"/>
    </style:style>
    <style:style style:name="T54" style:family="text">
      <style:text-properties fo:color="#ff9999" fo:font-weight="bold" officeooo:rsid="00022ce6" style:font-weight-asian="bold" style:font-weight-complex="bold"/>
    </style:style>
    <style:style style:name="T55" style:family="text">
      <style:text-properties fo:color="#ff9999" style:font-name="Ubuntu1" style:text-underline-style="none" fo:font-weight="bold" officeooo:rsid="00022ce6" style:font-weight-asian="bold" style:font-weight-complex="bold"/>
    </style:style>
    <style:style style:name="T56" style:family="text">
      <style:text-properties fo:color="#ff9999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9999" fo:font-style="normal" fo:font-weight="bold" officeooo:rsid="00022ce6" style:font-style-asian="normal" style:font-weight-asian="bold" style:font-style-complex="normal" style:font-weight-complex="bold"/>
    </style:style>
    <style:style style:name="T58" style:family="text">
      <style:text-properties fo:color="#ff9999" style:text-position="0% 100%" fo:font-weight="bold" officeooo:rsid="00022ce6" style:font-weight-asian="bold" style:font-weight-complex="bold"/>
    </style:style>
    <style:style style:name="T59" style:family="text">
      <style:text-properties fo:color="#000000" style:font-name="Ubuntu1" style:text-underline-style="none" officeooo:rsid="00022ce6"/>
    </style:style>
    <style:style style:name="T60" style:family="text">
      <style:text-properties fo:color="#000000" style:font-name="Ubuntu1" style:text-underline-style="none" fo:font-weight="normal" officeooo:rsid="00022ce6" style:font-weight-asian="normal" style:font-weight-complex="normal"/>
    </style:style>
    <style:style style:name="T61" style:family="text">
      <style:text-properties fo:color="#000000" style:font-name="Ubuntu1" style:text-underline-style="none" fo:font-weight="normal" officeooo:rsid="000388c2" style:font-weight-asian="normal" style:font-weight-complex="normal"/>
    </style:style>
    <style:style style:name="T62" style:family="text">
      <style:text-properties fo:color="#000000" style:font-name="Ubuntu1" fo:font-style="italic" style:text-underline-style="none" officeooo:rsid="00022ce6" style:font-style-asian="italic" style:font-style-complex="italic"/>
    </style:style>
    <style:style style:name="T63" style:family="text">
      <style:text-properties fo:color="#000000" style:font-name="Ubuntu1" fo:font-style="italic" style:text-underline-style="none" fo:font-weight="normal" officeooo:rsid="000388c2" style:font-style-asian="italic" style:font-weight-asian="normal" style:font-style-complex="italic" style:font-weight-complex="normal"/>
    </style:style>
    <style:style style:name="T64" style:family="text">
      <style:text-properties fo:color="#000000" style:font-name="Ubuntu1" fo:font-style="italic" style:text-underline-style="none" fo:font-weight="normal" officeooo:rsid="0004d598" style:font-style-asian="italic" style:font-weight-asian="normal" style:font-style-complex="italic" style:font-weight-complex="normal"/>
    </style:style>
    <style:style style:name="T65" style:family="text">
      <style:text-properties fo:color="#000000" style:font-name="Ubuntu1" fo:font-style="italic" style:text-underline-style="none" fo:font-weight="normal" officeooo:rsid="00022ce6" style:font-style-asian="italic" style:font-weight-asian="normal" style:font-style-complex="italic" style:font-weight-complex="normal"/>
    </style:style>
    <style:style style:name="T66" style:family="text">
      <style:text-properties fo:color="#000000" style:font-name="Ubuntu1" fo:font-style="italic" style:text-underline-style="none" fo:font-weight="normal" officeooo:rsid="00118cc5" style:font-style-asian="italic" style:font-weight-asian="normal" style:font-style-complex="italic" style:font-weight-complex="normal"/>
    </style:style>
    <style:style style:name="T67" style:family="text">
      <style:text-properties fo:color="#000000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68" style:family="text">
      <style:text-properties fo:color="#000000" style:font-name="Ubuntu1" fo:font-style="normal" style:text-underline-style="none" fo:font-weight="normal" officeooo:rsid="000388c2" style:font-style-asian="normal" style:font-weight-asian="normal" style:font-style-complex="normal" style:font-weight-complex="normal"/>
    </style:style>
    <style:style style:name="T69" style:family="text">
      <style:text-properties fo:color="#000000" style:font-name="Ubuntu1" fo:font-style="normal" style:text-underline-style="none" fo:font-weight="normal" officeooo:rsid="00022ce6" style:font-style-asian="normal" style:font-weight-asian="normal" style:font-style-complex="normal" style:font-weight-complex="normal"/>
    </style:style>
    <style:style style:name="T70" style:family="text">
      <style:text-properties fo:color="#000000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71" style:family="text">
      <style:text-properties fo:color="#000000" style:font-name="Ubuntu1" fo:font-style="normal" style:text-underline-style="none" fo:font-weight="normal" officeooo:rsid="00080521" style:font-style-asian="normal" style:font-weight-asian="normal" style:font-style-complex="normal" style:font-weight-complex="normal"/>
    </style:style>
    <style:style style:name="T72" style:family="text">
      <style:text-properties fo:color="#000000" style:font-name="Ubuntu1" fo:font-style="normal" style:text-underline-style="none" fo:font-weight="normal" officeooo:rsid="0009c5a6" style:font-style-asian="normal" style:font-weight-asian="normal" style:font-style-complex="normal" style:font-weight-complex="normal"/>
    </style:style>
    <style:style style:name="T73" style:family="text">
      <style:text-properties fo:color="#000000" style:font-name="Ubuntu1" fo:font-style="normal" style:text-underline-style="none" fo:font-weight="normal" officeooo:rsid="0015dfd7" style:font-style-asian="normal" style:font-weight-asian="normal" style:font-style-complex="normal" style:font-weight-complex="normal"/>
    </style:style>
    <style:style style:name="T74" style:family="text">
      <style:text-properties fo:color="#000000" style:font-name="Ubuntu1" fo:font-style="normal" style:text-underline-style="none" fo:font-weight="normal" officeooo:rsid="0017770d" style:font-style-asian="normal" style:font-weight-asian="normal" style:font-style-complex="normal" style:font-weight-complex="normal"/>
    </style:style>
    <style:style style:name="T75" style:family="text">
      <style:text-properties fo:color="#000000" style:font-name="Ubuntu1" fo:font-style="normal" style:text-underline-style="none" fo:font-weight="normal" officeooo:rsid="0018f170" style:font-style-asian="normal" style:font-weight-asian="normal" style:font-style-complex="normal" style:font-weight-complex="normal"/>
    </style:style>
    <style:style style:name="T76" style:family="text">
      <style:text-properties fo:color="#000000" style:font-name="Ubuntu1" fo:font-style="normal" style:text-underline-style="none" fo:font-weight="normal" officeooo:rsid="001a031b" style:font-style-asian="normal" style:font-weight-asian="normal" style:font-style-complex="normal" style:font-weight-complex="normal"/>
    </style:style>
    <style:style style:name="T77" style:family="text">
      <style:text-properties fo:color="#000000" style:font-name="Ubuntu1" fo:font-style="normal" style:text-underline-style="none" fo:font-weight="bold" officeooo:rsid="00080521" style:font-style-asian="normal" style:font-weight-asian="bold" style:font-style-complex="normal" style:font-weight-complex="bold"/>
    </style:style>
    <style:style style:name="T78" style:family="text">
      <style:text-properties fo:color="#000000" style:font-name="Ubuntu1" fo:font-style="normal" style:text-underline-style="none" fo:font-weight="bold" officeooo:rsid="0009c5a6" style:font-style-asian="normal" style:font-weight-asian="bold" style:font-style-complex="normal" style:font-weight-complex="bold"/>
    </style:style>
    <style:style style:name="T79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color="#000000" style:font-name="Ubuntu1" fo:font-style="normal" fo:font-weight="normal" officeooo:rsid="0009c5a6" style:font-style-asian="normal" style:font-weight-asian="normal" style:font-style-complex="normal" style:font-weight-complex="normal"/>
    </style:style>
    <style:style style:name="T81" style:family="text">
      <style:text-properties fo:color="#000000" style:font-name="Ubuntu1" fo:font-style="normal" fo:font-weight="normal" officeooo:rsid="000d92f5" style:font-style-asian="normal" style:font-weight-asian="normal" style:font-style-complex="normal" style:font-weight-complex="normal"/>
    </style:style>
    <style:style style:name="T82" style:family="text">
      <style:text-properties fo:color="#000000" style:font-name="Ubuntu1" fo:font-style="normal" fo:font-weight="normal" officeooo:rsid="000e39a4" style:font-style-asian="normal" style:font-weight-asian="normal" style:font-style-complex="normal" style:font-weight-complex="normal"/>
    </style:style>
    <style:style style:name="T83" style:family="text">
      <style:text-properties fo:color="#000000" style:font-name="Ubuntu1" fo:font-style="normal" fo:font-weight="normal" officeooo:rsid="0010d529" style:font-style-asian="normal" style:font-weight-asian="normal" style:font-style-complex="normal" style:font-weight-complex="normal"/>
    </style:style>
    <style:style style:name="T84" style:family="text">
      <style:text-properties fo:color="#000000" style:font-name="Ubuntu1" fo:font-style="normal" fo:font-weight="normal" officeooo:rsid="00118cc5" style:font-style-asian="normal" style:font-weight-asian="normal" style:font-style-complex="normal" style:font-weight-complex="normal"/>
    </style:style>
    <style:style style:name="T85" style:family="text">
      <style:text-properties fo:color="#000000" style:font-name="Ubuntu1" fo:font-style="normal" fo:font-weight="normal" officeooo:rsid="0015dfd7" style:font-style-asian="normal" style:font-weight-asian="normal" style:font-style-complex="normal" style:font-weight-complex="normal"/>
    </style:style>
    <style:style style:name="T86" style:family="text">
      <style:text-properties fo:color="#000000" style:font-name="Ubuntu1" fo:font-weight="normal" style:font-weight-asian="normal" style:font-weight-complex="normal"/>
    </style:style>
    <style:style style:name="T87" style:family="text">
      <style:text-properties fo:color="#000000" style:font-name="Ubuntu1" fo:font-weight="normal" officeooo:rsid="00118cc5" style:font-weight-asian="normal" style:font-weight-complex="normal"/>
    </style:style>
    <style:style style:name="T88" style:family="text">
      <style:text-properties fo:color="#000000" style:font-name="Ubuntu1" fo:font-size="16pt" fo:font-style="normal" style:text-underline-style="none" fo:font-weight="bold" officeooo:rsid="00080521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000000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17770d" style:font-style-asian="normal" style:font-style-complex="normal"/>
    </style:style>
    <style:style style:name="T92" style:family="text">
      <style:text-properties fo:font-style="normal" officeooo:rsid="001aaacb" style:font-style-asian="normal" style:font-style-complex="normal"/>
    </style:style>
    <style:style style:name="T93" style:family="text">
      <style:text-properties fo:font-style="normal" officeooo:rsid="001eaa12" style:font-style-asian="normal" style:font-style-complex="normal"/>
    </style:style>
    <style:style style:name="T94" style:family="text">
      <style:text-properties fo:font-style="normal" officeooo:rsid="0021dd90" style:font-style-asian="normal" style:font-style-complex="normal"/>
    </style:style>
    <style:style style:name="T95" style:family="text">
      <style:text-properties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1eaa12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022ce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228eb7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246b2c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5dacd" style:font-style-asian="normal" style:font-weight-asian="bold" style:font-style-complex="normal" style:font-weight-complex="bold"/>
    </style:style>
    <style:style style:name="T101" style:family="text">
      <style:text-properties fo:color="#3399ff"/>
    </style:style>
    <style:style style:name="T102" style:family="text">
      <style:text-properties fo:color="#009933" style:font-name="Ubuntu1" fo:font-style="normal" style:text-underline-style="none" fo:font-weight="bold" officeooo:rsid="0015dfd7" style:font-style-asian="normal" style:font-weight-asian="bold" style:font-style-complex="normal" style:font-weight-complex="bold"/>
    </style:style>
    <style:style style:name="T103" style:family="text">
      <style:text-properties officeooo:rsid="001aaacb"/>
    </style:style>
    <style:style style:name="T104" style:family="text">
      <style:text-properties officeooo:rsid="001eaa12"/>
    </style:style>
    <style:style style:name="T105" style:family="text">
      <style:text-properties officeooo:rsid="0025dacd"/>
    </style:style>
    <style:style style:name="T106" style:family="text">
      <style:text-properties officeooo:rsid="002a7c9f"/>
    </style:style>
    <style:style style:name="T107" style:family="text">
      <style:text-properties officeooo:rsid="002fcd8a"/>
    </style:style>
    <style:style style:name="T108" style:family="text">
      <style:text-properties style:text-position="sub 58%" officeooo:rsid="002a7c9f"/>
    </style:style>
    <style:style style:name="T109" style:family="text">
      <style:text-properties style:text-position="0% 100%" fo:font-weight="bold" officeooo:rsid="0030b9a2" style:font-weight-asian="bold" style:font-weight-complex="bold"/>
    </style:style>
    <style:style style:name="T110" style:family="text">
      <style:text-properties style:text-position="0% 100%" fo:font-weight="bold" officeooo:rsid="00228eb7" style:font-weight-asian="bold" style:font-weight-complex="bold"/>
    </style:style>
    <style:style style:name="T111" style:family="text">
      <style:text-properties style:text-position="0% 100%" fo:font-weight="bold" officeooo:rsid="002fcd8a" style:font-weight-asian="bold" style:font-weight-complex="bold"/>
    </style:style>
    <style:style style:name="T112" style:family="text">
      <style:text-properties style:text-position="0% 100%" fo:font-weight="bold" officeooo:rsid="0034986b" style:font-weight-asian="bold" style:font-weight-complex="bold"/>
    </style:style>
    <style:style style:name="T113" style:family="text">
      <style:text-properties style:text-position="0% 100%" officeooo:rsid="002fcd8a"/>
    </style:style>
    <style:style style:name="T114" style:family="text">
      <style:text-properties style:text-position="0% 100%" officeooo:rsid="0030b9a2"/>
    </style:style>
    <style:style style:name="T115" style:family="text">
      <style:text-properties style:text-position="0% 100%" officeooo:rsid="003498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 4</text:p>
      <text:p text:style-name="P4">Division</text:p>
      <text:p text:style-name="P2"><text:tab/>When one integer is divided by a second <text:span text:style-name="T1">nonzero integer</text:span>, the quotient may or may not be an <text:span text:style-name="T101">integer</text:span>. </text:p>
      <text:p text:style-name="P2"/>
      <text:p text:style-name="P1">EX</text:p>
      <text:p text:style-name="P2"><text:tab/><draw:frame draw:style-name="fr1" draw:name="Object1" text:anchor-type="as-char" svg:y="-0.2445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3">√ </text:span><text:span text:style-name="T2">, </text:span><text:span text:style-name="T4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= 2.75 </text:span><text:span text:style-name="T6">x</text:span></text:p>
      <text:p text:style-name="P3"/>
      <text:p text:style-name="P5"><text:span text:style-name="T103">DEFINITION</text:span> 1</text:p>
      <text:p text:style-name="P13"><text:span text:style-name="T59">If </text:span><text:span text:style-name="T25">A</text:span><text:span text:style-name="T59"> and </text:span><text:span text:style-name="T37">B</text:span><text:span text:style-name="T59"> are integers with </text:span><text:span text:style-name="T25">A</text:span><text:span text:style-name="T59"> != 0, we say that </text:span><text:span text:style-name="T25">A</text:span><text:span text:style-name="T59"> </text:span><text:span text:style-name="T62">divides</text:span><text:span text:style-name="T59"> </text:span><text:span text:style-name="T37">B</text:span><text:span text:style-name="T60">,</text:span><text:span text:style-name="T61">i</text:span><text:span text:style-name="T59">f there is an integer </text:span><text:span text:style-name="T55">C </text:span><text:span text:style-name="T60">, </text:span><text:span text:style-name="T61">such that </text:span><text:span text:style-name="T37">B </text:span><text:span text:style-name="T61">= </text:span><text:span text:style-name="T25">A</text:span><text:span text:style-name="T55">C</text:span><text:span text:style-name="T60">. </text:span><text:span text:style-name="T61">When </text:span><text:span text:style-name="T25">A </text:span><text:span text:style-name="T61">divides </text:span><text:span text:style-name="T37">B</text:span><text:span text:style-name="T38"> </text:span><text:span text:style-name="T61">we say that </text:span><text:span text:style-name="T25">A </text:span><text:span text:style-name="T61">is a </text:span><text:span text:style-name="T63">factor</text:span><text:span text:style-name="T61"> or </text:span><text:span text:style-name="T63">divisor </text:span><text:span text:style-name="T68">of </text:span><text:span text:style-name="T39">B</text:span><text:span text:style-name="T69">,</text:span><text:span text:style-name="T68"> </text:span><text:span text:style-name="T70">and that is a </text:span><text:span text:style-name="T39">B</text:span><text:span text:style-name="T40"> </text:span><text:span text:style-name="T64">multiple</text:span><text:span text:style-name="T70"> of </text:span><text:span text:style-name="T26">A</text:span><text:span text:style-name="T70">. </text:span><text:span text:style-name="T71">The notation </text:span><text:span text:style-name="T26">A</text:span><text:span text:style-name="T77">|</text:span><text:span text:style-name="T39">B</text:span><text:span text:style-name="T71"> denotes </text:span><text:span text:style-name="T26">A</text:span><text:span text:style-name="T69"> </text:span><text:span text:style-name="T65">divides</text:span><text:span text:style-name="T69"> </text:span><text:span text:style-name="T39">B</text:span><text:span text:style-name="T69">. </text:span><text:span text:style-name="T72">We write </text:span><text:span text:style-name="T26">A</text:span><text:span text:style-name="T78">∤</text:span><text:span text:style-name="T39">B</text:span><text:span text:style-name="T72"> </text:span><text:bookmark text:name="MathJax-Span-38"/><text:span text:style-name="T72">, when does </text:span><text:span text:style-name="T26">A </text:span><text:span text:style-name="T72">not divide into </text:span><text:span text:style-name="T39">B</text:span><text:span text:style-name="T72">.</text:span></text:p>
      <text:p text:style-name="P10"><text:span text:style-name="T27">A</text:span><text:span text:style-name="T88">|</text:span><text:span text:style-name="T44">B </text:span><text:span text:style-name="T89">=</text:span><text:span text:style-name="T45"> B</text:span><text:span text:style-name="T89">/</text:span><text:span text:style-name="T27">A</text:span></text:p>
      <text:p text:style-name="P10"><text:span text:style-name="T27"/></text:p>
      <text:p text:style-name="P6"><text:span text:style-name="T80">E</text:span><text:span text:style-name="T79">X</text:span></text:p>
      <text:p text:style-name="P7"><text:span text:style-name="T79"><text:tab/></text:span><text:span text:style-name="T84">(1) </text:span><text:span text:style-name="T79">Determine whether 3|7 and 3|12.</text:span></text:p>
      <text:p text:style-name="P8"><text:span text:style-name="T86"/></text:p>
      <text:p text:style-name="P8"><text:span text:style-name="T86">Solution:</text:span></text:p>
      <text:p text:style-name="P9"><text:span text:style-name="T79"><text:tab/> </text:span><text:span text:style-name="T79"><draw:frame draw:style-name="fr1" draw:name="Object3" text:anchor-type="as-char" svg:y="-0.2445in" svg:width="0.199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1">= <text:s/>3.5 , which is not an integer , </text:span><text:span text:style-name="T82">thus 3</text:span><text:span text:style-name="T80">∤</text:span><text:span text:style-name="T82">7</text:span></text:p>
      <text:p text:style-name="P9"><text:span text:style-name="T79"><text:tab/> </text:span><text:span text:style-name="T79"><draw:frame draw:style-name="fr1" draw:name="Object4" text:anchor-type="as-char" svg:y="-0.2445in" svg:width="0.27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1">= 3 <text:s text:c="3"/>, which is </text:span><text:span text:style-name="T83">an</text:span><text:span text:style-name="T81"> integer , </text:span><text:span text:style-name="T82">thus 3</text:span><text:span text:style-name="T83">|12</text:span><text:span text:style-name="T82"> <text:s/></text:span><text:span text:style-name="T81"><text:tab/></text:span></text:p>
      <text:p text:style-name="P9"><text:span text:style-name="T81"><text:tab/></text:span></text:p>
      <text:p text:style-name="P12"><text:span text:style-name="T84">(2) Let </text:span><text:span text:style-name="T7">n</text:span><text:span text:style-name="T84"> and </text:span><text:span text:style-name="T41">d</text:span><text:span text:style-name="T84"> be positive integers. How many positive integers are not exceeding </text:span><text:span text:style-name="T7">n</text:span><text:span text:style-name="T84"> are divisible by </text:span><text:span text:style-name="T41">d</text:span><text:span text:style-name="T84">?</text:span></text:p>
      <text:p text:style-name="P28"><text:span text:style-name="T84"/></text:p>
      <text:p text:style-name="P14"><text:span text:style-name="T87">Solution:</text:span></text:p>
      <text:p text:style-name="P15"><text:span text:style-name="T66"><text:tab/></text:span><text:span text:style-name="T73">The positive integers divisible by </text:span><text:span text:style-name="T42">d </text:span><text:span text:style-name="T73">are all integers of the form </text:span><text:span text:style-name="T42">d</text:span><text:span text:style-name="T67">*</text:span><text:span text:style-name="T102">k</text:span><text:span text:style-name="T73"> , where </text:span><text:span text:style-name="T102">k</text:span><text:span text:style-name="T73"> is a positive integer. </text:span><text:span text:style-name="T74">The number of positive numbers divisible by </text:span><text:span text:style-name="T42">d</text:span><text:span text:style-name="T74"> that do not exceed </text:span><text:span text:style-name="T8">n</text:span><text:span text:style-name="T74"> equals the number of integers </text:span><text:span text:style-name="T102">k</text:span><text:span text:style-name="T74"> with 0 &lt; </text:span><text:span text:style-name="T42">d</text:span><text:span text:style-name="T67">*</text:span><text:span text:style-name="T102">k </text:span><text:span text:style-name="T85">≤ </text:span><text:span text:style-name="T8">n</text:span></text:p>
      <text:p text:style-name="P16"><text:span text:style-name="T9">n = 14 </text:span><text:span text:style-name="T74">;</text:span><text:span text:style-name="T9"> <text:s/></text:span><text:span text:style-name="T42">d </text:span><text:span text:style-name="T43">= 2 </text:span><text:span text:style-name="T74">;</text:span></text:p>
      <text:p text:style-name="P17"><text:span text:style-name="T102">k</text:span><text:span text:style-name="T75"> = 1, 2, 7</text:span></text:p>
      <text:p text:style-name="P17"><text:span text:style-name="T76">Thus , </text:span><text:span text:style-name="T75">3 integers</text:span><text:span text:style-name="T74"> </text:span></text:p>
      <text:p text:style-name="P18"><text:span text:style-name="T92">THEOREM</text:span><text:span text:style-name="T91"> 1</text:span></text:p>
      <text:p text:style-name="P29"><text:span text:style-name="T91">L</text:span><text:span text:style-name="T90">et </text:span><text:span text:style-name="T24">A</text:span><text:span text:style-name="T90">, </text:span><text:span text:style-name="T34">B</text:span><text:span text:style-name="T90">, and </text:span><text:span text:style-name="T57">C</text:span><text:span text:style-name="T90"> be integers, where </text:span><text:span text:style-name="T24">A</text:span><text:span text:style-name="T90"> != 0. Then</text:span></text:p>
      <text:p text:style-name="P30"><text:span text:style-name="T90"/></text:p>
      <text:p text:style-name="P31"><text:span text:style-name="T90">(</text:span><text:span text:style-name="T94">i</text:span><text:span text:style-name="T90">) </text:span><text:span text:style-name="T93">if <text:s/></text:span><text:span text:style-name="T24">A</text:span><text:span text:style-name="T96">|</text:span><text:span text:style-name="T34">B </text:span><text:span text:style-name="T93">and </text:span><text:span text:style-name="T24">A</text:span><text:span text:style-name="T96">|</text:span><text:span text:style-name="T57">C</text:span><text:span text:style-name="T93">, then </text:span><text:span text:style-name="T24">A</text:span><text:span text:style-name="T96">|</text:span><text:span text:style-name="T98">(</text:span><text:span text:style-name="T34">B</text:span><text:span text:style-name="T98">+</text:span><text:span text:style-name="T35"> </text:span><text:span text:style-name="T57">C</text:span><text:span text:style-name="T98">) </text:span><text:span text:style-name="T99">== <text:s/></text:span><text:span text:style-name="T24">A</text:span><text:span text:style-name="T96">|</text:span><text:span text:style-name="T34">B </text:span><text:span text:style-name="T99">+</text:span><text:span text:style-name="T36"> </text:span><text:span text:style-name="T24">A</text:span><text:span text:style-name="T96">|</text:span><text:span text:style-name="T57">C</text:span><text:span text:style-name="T93">;</text:span></text:p>
      <text:p text:style-name="P21"><text:span text:style-name="T93">E</text:span><text:span text:style-name="T90">X</text:span></text:p>
      <text:p text:style-name="P19"><text:span text:style-name="T24">A </text:span><text:span text:style-name="T23">= 3 </text:span><text:span text:style-name="T95">,</text:span><text:span text:style-name="T23"> </text:span><text:span text:style-name="T34">B </text:span><text:span text:style-name="T33">= 12</text:span><text:span text:style-name="T95"> ,</text:span><text:span text:style-name="T23"> <text:s/></text:span><text:span text:style-name="T57">C </text:span><text:span text:style-name="T56">= 15</text:span></text:p>
      <text:p text:style-name="P19"><text:span text:style-name="T24">A</text:span><text:span text:style-name="T96">|</text:span><text:span text:style-name="T34">B </text:span><text:span text:style-name="T95">= 4</text:span><text:span text:style-name="T33"> <text:s text:c="4"/></text:span><text:span text:style-name="T24">A</text:span><text:span text:style-name="T96">|</text:span><text:span text:style-name="T57">C</text:span><text:span text:style-name="T97"> </text:span><text:span text:style-name="T95">= 5</text:span></text:p>
      <text:p text:style-name="P20"><text:span text:style-name="T95"><text:tab/></text:span><text:span text:style-name="T24">A</text:span><text:span text:style-name="T96">|</text:span><text:span text:style-name="T98">(</text:span><text:span text:style-name="T34">B</text:span><text:span text:style-name="T98">+</text:span><text:span text:style-name="T35"> </text:span><text:span text:style-name="T57">C</text:span><text:span text:style-name="T98">) </text:span><text:span text:style-name="T95">= (12+15) / 3 = 9 </text:span><text:span text:style-name="T100">or </text:span><text:span text:style-name="T24">A</text:span><text:span text:style-name="T96">|</text:span><text:span text:style-name="T34">B </text:span><text:span text:style-name="T99">+</text:span><text:span text:style-name="T36"> </text:span><text:span text:style-name="T24">A</text:span><text:span text:style-name="T96">|</text:span><text:span text:style-name="T57">C</text:span><text:span text:style-name="T97"> </text:span><text:span text:style-name="T100">= 5 + 4 = 9</text:span></text:p>
      <text:p text:style-name="P22"><text:soft-page-break/><text:span text:style-name="T105">P</text:span>roof</text:p>
      <text:p text:style-name="P23"><text:tab/>Definition of divisibility says if x<text:span text:style-name="T104">|</text:span>y , then y = x*<text:span text:style-name="T5">k</text:span></text:p>
      <text:p text:style-name="P24"><text:span text:style-name="T20">A</text:span><text:span text:style-name="T49">|</text:span><text:span text:style-name="T30">B </text:span><text:span text:style-name="T18">-&gt; </text:span><text:span text:style-name="T30">B </text:span><text:span text:style-name="T50">=</text:span><text:span text:style-name="T31"> </text:span><text:span text:style-name="T20">A</text:span><text:span text:style-name="T18">*</text:span><text:span text:style-name="T10">k</text:span><text:span text:style-name="T14">1</text:span><text:span text:style-name="T11"><text:tab/> </text:span><text:span text:style-name="T20">A</text:span><text:span text:style-name="T49">|</text:span><text:span text:style-name="T54">C</text:span><text:span text:style-name="T18">-&gt; </text:span><text:span text:style-name="T54">C</text:span><text:span text:style-name="T30"> </text:span><text:span text:style-name="T50">=</text:span><text:span text:style-name="T31"> </text:span><text:span text:style-name="T20">A</text:span><text:span text:style-name="T18">*</text:span><text:span text:style-name="T11"> </text:span><text:span text:style-name="T10">k</text:span><text:span text:style-name="T14">2</text:span></text:p>
      <text:p text:style-name="P25"><text:span text:style-name="T11"><text:tab/></text:span>Thus,</text:p>
      <text:p text:style-name="P26"><text:tab/><text:span text:style-name="T51">(</text:span><text:span text:style-name="T30">B </text:span><text:span text:style-name="T51">+</text:span><text:span text:style-name="T32"> </text:span><text:span text:style-name="T54">C</text:span><text:span text:style-name="T51">) </text:span><text:span text:style-name="T52">=</text:span><text:span text:style-name="T107"> </text:span><text:span text:style-name="T20">A</text:span><text:span text:style-name="T53">( </text:span><text:span text:style-name="T10">k</text:span><text:span text:style-name="T14">1</text:span><text:span text:style-name="T109">+</text:span><text:span text:style-name="T17">k</text:span><text:span text:style-name="T14">2</text:span><text:span text:style-name="T109">)</text:span></text:p>
      <text:p text:style-name="P27"><text:span text:style-name="T109"><text:s text:c="3"/>= </text:span><text:span text:style-name="T110">(</text:span><text:span text:style-name="T47">B </text:span><text:span text:style-name="T110">+</text:span><text:span text:style-name="T48"> </text:span><text:span text:style-name="T58">C</text:span><text:span text:style-name="T110">) </text:span><text:span text:style-name="T111">=</text:span><text:span text:style-name="T113"> </text:span><text:span text:style-name="T29">A</text:span><text:span text:style-name="T109">( </text:span><text:span text:style-name="T17">k</text:span><text:span text:style-name="T13">3</text:span><text:span text:style-name="T109">) </text:span><text:span text:style-name="T114">, </text:span><text:span text:style-name="T115">this is definition of divisibil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24T16:56:48.059683200</dc:date>
    <meta:editing-duration>PT1H4M53S</meta:editing-duration>
    <meta:editing-cycles>44</meta:editing-cycles>
    <meta:generator>LibreOffice/5.1.6.2$Linux_X86_64 LibreOffice_project/10m0$Build-2</meta:generator>
    <meta:document-statistic meta:table-count="0" meta:image-count="0" meta:object-count="4" meta:page-count="2" meta:paragraph-count="33" meta:word-count="319" meta:character-count="1332" meta:non-whitespace-character-count="1010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 </annotation>
  </semantics>
</math>
</file>

<file path=Object 4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